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" style:family="table">
      <style:table-properties style:width="10.597cm" fo:margin-left="-0.199cm" table:align="left" style:writing-mode="lr-tb"/>
    </style:style>
    <style:style style:name="Tablo1.A" style:family="table-column">
      <style:table-column-properties style:column-width="10.597cm"/>
    </style:style>
    <style:style style:name="Tablo1.1" style:family="table-row">
      <style:table-row-properties fo:keep-together="auto"/>
    </style:style>
    <style:style style:name="Tablo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5" style:family="table">
      <style:table-properties style:width="10.597cm" fo:margin-left="-0.199cm" table:align="left" style:writing-mode="lr-tb"/>
    </style:style>
    <style:style style:name="Tablo5.A" style:family="table-column">
      <style:table-column-properties style:column-width="10.597cm"/>
    </style:style>
    <style:style style:name="Tablo5.1" style:family="table-row">
      <style:table-row-properties fo:keep-together="auto"/>
    </style:style>
    <style:style style:name="Tablo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6" style:family="table">
      <style:table-properties style:width="11.127cm" fo:margin-left="-0.199cm" table:align="left" style:writing-mode="lr-tb"/>
    </style:style>
    <style:style style:name="Tablo6.A" style:family="table-column">
      <style:table-column-properties style:column-width="11.127cm"/>
    </style:style>
    <style:style style:name="Tablo6.1" style:family="table-row">
      <style:table-row-properties fo:keep-together="auto"/>
    </style:style>
    <style:style style:name="Tablo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7" style:family="table">
      <style:table-properties style:width="15.639cm" fo:margin-left="-0.199cm" table:align="left" style:writing-mode="lr-tb"/>
    </style:style>
    <style:style style:name="Tablo7.A" style:family="table-column">
      <style:table-column-properties style:column-width="15.639cm"/>
    </style:style>
    <style:style style:name="Tablo7.1" style:family="table-row">
      <style:table-row-properties fo:keep-together="auto"/>
    </style:style>
    <style:style style:name="Tablo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8" style:family="table">
      <style:table-properties style:width="1.614cm" fo:margin-left="-0.118cm" table:align="left" style:writing-mode="lr-tb"/>
    </style:style>
    <style:style style:name="Tablo8.A" style:family="table-column">
      <style:table-column-properties style:column-width="0.397cm"/>
    </style:style>
    <style:style style:name="Tablo8.B" style:family="table-column">
      <style:table-column-properties style:column-width="0.582cm"/>
    </style:style>
    <style:style style:name="Tablo8.C" style:family="table-column">
      <style:table-column-properties style:column-width="0.635cm"/>
    </style:style>
    <style:style style:name="Tablo8.1" style:family="table-row">
      <style:table-row-properties fo:keep-together="auto"/>
    </style:style>
    <style:style style:name="Tablo8.A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o8.C1" style:family="table-cell">
      <style:table-cell-properties style:vertical-align="middle" style:border-line-width="0.053cm 0.026cm 0.026cm" fo:padding="0.026cm" fo:border="3pt double #c0c0c0" style:writing-mode="lr-tb"/>
    </style:style>
    <style:style style:name="P1" style:family="paragraph" style:parent-style-name="Standard" style:list-style-name="WW8Num5">
      <style:text-properties officeooo:paragraph-rsid="00051986"/>
    </style:style>
    <style:style style:name="P2" style:family="paragraph" style:parent-style-name="Standard">
      <style:text-properties fo:font-weight="bold" officeooo:paragraph-rsid="000371b3" style:font-weight-asian="bold"/>
    </style:style>
    <style:style style:name="P3" style:family="paragraph" style:parent-style-name="Standard">
      <style:paragraph-properties fo:line-height="150%"/>
      <style:text-properties fo:language="tr" fo:country="TR" officeooo:paragraph-rsid="00051986"/>
    </style:style>
    <style:style style:name="P4" style:family="paragraph" style:parent-style-name="Standard">
      <style:paragraph-properties fo:line-height="150%"/>
      <style:text-properties fo:language="tr" fo:country="TR" officeooo:paragraph-rsid="000371b3"/>
    </style:style>
    <style:style style:name="P5" style:family="paragraph" style:parent-style-name="Standard">
      <style:paragraph-properties fo:line-height="150%"/>
      <style:text-properties officeooo:paragraph-rsid="00051986"/>
    </style:style>
    <style:style style:name="P6" style:family="paragraph" style:parent-style-name="Standard">
      <style:paragraph-properties fo:line-height="150%"/>
      <style:text-properties officeooo:paragraph-rsid="000371b3"/>
    </style:style>
    <style:style style:name="P7" style:family="paragraph" style:parent-style-name="Standard">
      <style:text-properties officeooo:paragraph-rsid="00051986"/>
    </style:style>
    <style:style style:name="P8" style:family="paragraph" style:parent-style-name="Standard">
      <style:text-properties officeooo:paragraph-rsid="000371b3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syaYaz.jsp</text:p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4">. . .</text:p>
            <text:p text:style-name="P4">&lt;%@ page import="java.io.*" %&gt;</text:p>
            <text:p text:style-name="P4">. . .</text:p>
            <text:p text:style-name="P4">&lt;%</text:p>
            <text:p text:style-name="P4">FileOutputStream <text:s/>fo = new FileOutputStream(dosya.txt");</text:p>
            <text:p text:style-name="P4"><text:s text:c="8"/>PrintWriter <text:s/>pw = new PrintWriter (fo,true); </text:p>
            <text:p text:style-name="P4"><text:s text:c="8"/>pw.println("deneme:)");</text:p>
            <text:p text:style-name="P4"><text:s text:c="8"/>fo.close(); <text:s text:c="7"/></text:p>
            <text:p text:style-name="P4"><text:s text:c="8"/>%&gt;</text:p>
            <text:p text:style-name="P4"><text:s text:c="8"/>Basariyla tamamlandi...</text:p>
            <text:p text:style-name="P4"><text:s text:c="8"/>&lt;br&gt;</text:p>
            <text:p text:style-name="P4"><text:s text:c="8"/>&lt;%=System.getProperty("user.dir")%&gt;</text:p>
          </table:table-cell>
        </table:table-row>
      </table:table>
      <text:p text:style-name="P6">C:\Program Files\glassfish-v2\domains\domain1\config</text:p>
      <text:p text:style-name="P8"/>
      <text:p text:style-name="P6"/>
      <text:p text:style-name="P6">İstenilen yere yazmak için (dosyaYaz1.jsp dosyası ile aynı yerde)</text:p>
      <text:p text:style-name="P6"/>
      <text:list xml:id="list2730626518660540047" text:style-name="WW8Num5">
        <text:list-item>
          <text:p text:style-name="P1"><text:span text:style-name="T1">dosyaYaz.jsp</text:span></text:p>
        </text:list-item>
      </text:list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P3">. . .</text:p>
            <text:p text:style-name="P3">&lt;%@ page import="java.io.*" %&gt;</text:p>
            <text:p text:style-name="P3">. . .</text:p>
            <text:p text:style-name="P3">&lt;%</text:p>
            <text:p text:style-name="P3">FileOutputStream <text:s/>fo = new FileOutputStream(dosya.txt");</text:p>
            <text:p text:style-name="P3"><text:s text:c="8"/>PrintWriter <text:s/>pw = new PrintWriter (fo,true); </text:p>
            <text:p text:style-name="P3"><text:s text:c="8"/>pw.println("deneme:)");</text:p>
            <text:p text:style-name="P3"><text:s text:c="8"/>fo.close(); <text:s text:c="7"/></text:p>
            <text:p text:style-name="P3"><text:s text:c="8"/>%&gt;</text:p>
            <text:p text:style-name="P3"><text:s text:c="8"/>Basariyla tamamlandi...</text:p>
            <text:p text:style-name="P3"><text:s text:c="8"/>&lt;br&gt;</text:p>
            <text:p text:style-name="P3"><text:s text:c="8"/>&lt;%=System.getProperty("user.dir")%&gt;</text:p>
          </table:table-cell>
        </table:table-row>
      </table:table>
      <text:p text:style-name="P5">C:\Program Files\glassfish-v2\domains\domain1\config</text:p>
      <text:p text:style-name="P7"/>
      <text:p text:style-name="P5"/>
      <text:p text:style-name="P5"/>
      <text:p text:style-name="P5"/>
      <text:p text:style-name="P5"/>
      <text:p text:style-name="P5"><text:soft-page-break/>İstenilen yere yazmak için (dosyaYaz1.jsp dosyası ile aynı yerde)</text:p>
      <text:list xml:id="list202845921050266" text:continue-numbering="true" text:style-name="WW8Num5">
        <text:list-item>
          <text:p text:style-name="P1"><text:span text:style-name="T1">dosyaYaz1.jsp</text:span></text:p>
        </text:list-item>
      </text:list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3">&lt;%</text:p>
            <text:p text:style-name="P3"><text:s text:c="11"/>File fi = new File(request.getRealPath("/"), "dene.txt");</text:p>
            <text:p text:style-name="P3"><text:s text:c="12"/>FileWriter fo = new FileWriter(fi);</text:p>
            <text:p text:style-name="P3"><text:s text:c="12"/>PrintWriter pw = new PrintWriter(fo, true);</text:p>
            <text:p text:style-name="P3"><text:s text:c="12"/>pw.println("deneme:)");</text:p>
            <text:p text:style-name="P3"><text:s text:c="12"/>fo.close();</text:p>
            <text:p text:style-name="P3"><text:s text:c="8"/>%&gt;</text:p>
          </table:table-cell>
        </table:table-row>
      </table:table>
      <text:p text:style-name="P3">C:\Documents and Settings\user\webproj\build\web</text:p>
      <text:list xml:id="list202845080807073" text:continue-numbering="true" text:style-name="WW8Num5">
        <text:list-item>
          <text:p text:style-name="P1"><text:span text:style-name="T1">dosyaOku.jsp</text:span></text:p>
        </text:list-item>
      </text:list>
      <table:table table:name="Tablo7" table:style-name="Tablo7">
        <table:table-column table:style-name="Tablo7.A"/>
        <table:table-row table:style-name="Tablo7.1">
          <table:table-cell table:style-name="Tablo7.A1" office:value-type="string">
            <text:p text:style-name="P3">File fi = new File(request.getRealPath("/"), "sayi.txt");</text:p>
            <text:p text:style-name="P3"><text:s text:c="12"/>FileReader fr = new FileReader(fi);</text:p>
            <text:p text:style-name="P3"><text:s text:c="12"/>BufferedReader buf = new BufferedReader(fr);</text:p>
            <text:p text:style-name="P3"><text:s text:c="12"/>String satir;</text:p>
          </table:table-cell>
        </table:table-row>
      </table:table>
      <text:p text:style-name="P3"><text:span text:style-name="T2">Sınıf Çalışması: </text:span>Dosyadan okunan sayıların kareleri tablonun içine yazılacak</text:p>
      <table:table table:name="Tablo8" table:style-name="Tablo8">
        <table:table-column table:style-name="Tablo8.A"/>
        <table:table-column table:style-name="Tablo8.B"/>
        <table:table-column table:style-name="Tablo8.C"/>
        <table:table-row table:style-name="Tablo8.1">
          <table:table-cell table:style-name="Tablo8.A1" office:value-type="string">
            <text:p text:style-name="P7">1</text:p>
          </table:table-cell>
          <table:table-cell table:style-name="Tablo8.A1" office:value-type="string">
            <text:p text:style-name="P7">16</text:p>
          </table:table-cell>
          <table:table-cell table:style-name="Tablo8.C1" office:value-type="string">
            <text:p text:style-name="P7">25</text:p>
          </table:table-cell>
        </table:table-row>
        <table:table-row table:style-name="Tablo8.1">
          <table:table-cell table:style-name="Tablo8.A1" office:value-type="string">
            <text:p text:style-name="P7">9</text:p>
          </table:table-cell>
          <table:table-cell table:style-name="Tablo8.A1" office:value-type="string">
            <text:p text:style-name="P7">25</text:p>
          </table:table-cell>
          <table:table-cell table:style-name="Tablo8.C1" office:value-type="string">
            <text:p text:style-name="P7">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26:49.487748654</meta:creation-date>
    <dc:date>2014-04-14T20:28:44.801953041</dc:date>
    <dc:creator>sertac </dc:creator>
    <meta:editing-duration>PT6S</meta:editing-duration>
    <meta:editing-cycles>3</meta:editing-cycles>
    <meta:generator>LibreOffice/4.1.2.3$Linux_X86_64 LibreOffice_project/410m0$Build-3</meta:generator>
    <meta:document-statistic meta:table-count="5" meta:image-count="0" meta:object-count="0" meta:page-count="2" meta:paragraph-count="51" meta:word-count="144" meta:character-count="1454" meta:non-whitespace-character-count="1127"/>
  </office:meta>
</office:document-meta>
</file>